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C000002A0828BF8C61AB4C98E.png" manifest:media-type="image/png"/>
  <manifest:file-entry manifest:full-path="Pictures/100002010000055600000300BF4DE1DD302D6AC2.png" manifest:media-type="image/png"/>
  <manifest:file-entry manifest:full-path="Pictures/100002010000055600000300342974018239EBC3.png" manifest:media-type="image/png"/>
  <manifest:file-entry manifest:full-path="Pictures/100002010000055600000300FD5EBA65FC88E98C.png" manifest:media-type="image/png"/>
  <manifest:file-entry manifest:full-path="Pictures/10000201000005560000030061AE4F0A9CDA81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8.75cm"/>
      <style:paragraph-properties style:writing-mode="lr-tb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40pt" style:font-size-asian="18pt" style:font-size-complex="18pt"/>
    </style:style>
    <style:style style:name="P2" style:family="paragraph">
      <loext:graphic-properties draw:fill="none" draw:fill-color="#ffffff"/>
      <style:text-properties fo:font-size="40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48pt" fo:font-weight="bold" style:font-size-asian="18pt" style:font-size-complex="18pt"/>
    </style:style>
    <style:style style:name="T2" style:family="text">
      <style:text-properties fo:font-size="4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27.7cm" svg:height="19cm" svg:x="1cm" svg:y="1cm">
          <draw:text-box>
            <text:p text:style-name="P1"><text:span text:style-name="T1">Grafana</text:span></text:p>
            <text:p text:style-name="P1"><text:span text:style-name="T2">Задание</text:span></text:p>
            <text:p text:style-name="P1"><text:span text:style-name="T2">- Собрать в Docker Compose систему </text:span><text:span text:style-name="T2">мониторинга всех серверов на основе </text:span><text:span text:style-name="T2">Grafana-Elasticsearch-Node Exporter</text:span></text:p>
            <text:p text:style-name="P1"><text:span text:style-name="T2">- Создать бот в телеграм и подключить к </text:span><text:span text:style-name="T2">нему алерты с уведомлениями. </text:span></text:p>
          </draw:text-box>
        </draw:frame>
      </draw:page>
      <draw:page draw:name="page2" draw:style-name="dp1" draw:master-page-name="Обычный">
        <draw:frame draw:style-name="gr2" draw:text-style-name="P3" draw:layer="layout" svg:width="27.699cm" svg:height="18.6cm" svg:x="1cm" svg:y="1cm">
          <draw:image xlink:href="Pictures/10000201000005560000030061AE4F0A9CDA8108.png" xlink:type="simple" xlink:show="embed" xlink:actuate="onLoad" loext:mime-type="image/png">
            <text:p/>
          </draw:image>
        </draw:frame>
      </draw:page>
      <draw:page draw:name="page3" draw:style-name="dp1" draw:master-page-name="Обычный">
        <draw:frame draw:style-name="gr2" draw:text-style-name="P3" draw:layer="layout" svg:width="27.699cm" svg:height="19.072cm" svg:x="1cm" svg:y="0.928cm">
          <draw:image xlink:href="Pictures/100002010000055600000300FD5EBA65FC88E98C.png" xlink:type="simple" xlink:show="embed" xlink:actuate="onLoad" loext:mime-type="image/png">
            <text:p/>
          </draw:image>
        </draw:frame>
      </draw:page>
      <draw:page draw:name="page4" draw:style-name="dp1" draw:master-page-name="Обычный">
        <draw:frame draw:style-name="gr2" draw:text-style-name="P3" draw:layer="layout" svg:width="27.699cm" svg:height="18.572cm" svg:x="1cm" svg:y="1.128cm">
          <draw:image xlink:href="Pictures/100002010000055600000300342974018239EBC3.png" xlink:type="simple" xlink:show="embed" xlink:actuate="onLoad" loext:mime-type="image/png">
            <text:p/>
          </draw:image>
        </draw:frame>
      </draw:page>
      <draw:page draw:name="page5" draw:style-name="dp1" draw:master-page-name="Обычный">
        <draw:frame draw:style-name="gr2" draw:text-style-name="P3" draw:layer="layout" svg:width="27.699cm" svg:height="19.172cm" svg:x="1cm" svg:y="0.8cm">
          <draw:image xlink:href="Pictures/100002010000055600000300BF4DE1DD302D6AC2.png" xlink:type="simple" xlink:show="embed" xlink:actuate="onLoad" loext:mime-type="image/png">
            <text:p/>
          </draw:image>
        </draw:frame>
      </draw:page>
      <draw:page draw:name="page6" draw:style-name="dp1" draw:master-page-name="Обычный">
        <draw:frame draw:style-name="gr2" draw:text-style-name="P3" draw:layer="layout" svg:width="26.5cm" svg:height="18.3cm" svg:x="2.2cm" svg:y="1.3cm">
          <draw:image xlink:href="Pictures/100002010000033C000002A0828BF8C61AB4C98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10:39:32.758592211</meta:creation-date>
    <dc:date>2022-07-24T10:46:22.435509138</dc:date>
    <meta:editing-duration>PT6M50S</meta:editing-duration>
    <meta:editing-cycles>1</meta:editing-cycles>
    <meta:document-statistic meta:object-count="6"/>
    <meta:generator>LibreOffice/6.4.7.2$Linux_X86_64 LibreOffice_project/40$Build-2</meta:generator>
  </office:meta>
</office:document-meta>
</file>